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style:text-underline-style="solid" style:text-underline-width="auto" style:text-underline-color="font-color"/>
    </style:style>
    <style:style style:name="T5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6" style:family="text">
      <style:text-properties style:font-name="Verdana1" fo:font-size="14pt" fo:font-weight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66" style:font-name="Verdana1" fo:font-size="10.5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bbage and Tomatoes</text:p>
      <text:p text:style-name="Standard"/>
      <text:p text:style-name="Standard">½ small onion, chopped (or amount desired)</text:p>
      <text:p text:style-name="Standard">1 T olive oil or butter</text:p>
      <text:p text:style-name="Standard">1 head cabbage, cut up</text:p>
      <text:p text:style-name="Standard">1 t salt</text:p>
      <text:p text:style-name="Standard">1 t minced garlic</text:p>
      <text:p text:style-name="Standard">½ t pepper</text:p>
      <text:p text:style-name="Standard">1 15oz can diced tomatoes</text:p>
      <text:p text:style-name="Standard"/>
      <text:p text:style-name="Standard">In a large sized cook pot sauté onion in oil or butter. Add the cut up cabbage and sprinkle the seasonings over all. Pour diced tomatoes over the top and cover with a lid and turn your burner down to medium-low . Let this steam and cook until the cabbage is soft and tend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00:11.54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9" meta:word-count="90" meta:character-count="441"/>
  </office:meta>
</office:document-meta>
</file>